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Property.is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Property.getProper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Property.get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Property.getRead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tProperty.getKe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Property.getWri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Property.getEditorClas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ptProperty.getAccesso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tProperty.getFeatur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Property.isBou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tProperty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Property.AptProperty( AptPropertySet propertySet , AnnotationTypeElementDeclaration propDecl , TwoPhaseAnnotationProcessor 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tProperty.isConstrain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tProperty.getProperty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